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04cm" fo:min-width="10.676cm"/>
    </style:style>
    <style:style style:name="gr2" style:family="graphic" style:parent-style-name="standard">
      <style:graphic-properties svg:stroke-color="#a600a8" draw:fill-color="#a600a8" draw:textarea-horizontal-align="justify" draw:textarea-vertical-align="middle" draw:auto-grow-height="false" fo:min-height="0cm" fo:min-width="9.66cm"/>
    </style:style>
    <style:style style:name="gr3" style:family="graphic" style:parent-style-name="standard">
      <style:graphic-properties svg:stroke-color="#a8a600" draw:fill-color="#a8a600" draw:textarea-horizontal-align="justify" draw:textarea-vertical-align="middle" draw:auto-grow-height="false" fo:min-height="1.223cm" fo:min-width="9.66cm"/>
    </style:style>
    <style:style style:name="gr4" style:family="graphic" style:parent-style-name="standard">
      <style:graphic-properties svg:stroke-color="#008000" draw:fill-color="#008000" draw:textarea-horizontal-align="justify" draw:textarea-vertical-align="middle" draw:auto-grow-height="false" fo:min-height="0.537cm" fo:min-width="9.66cm"/>
    </style:style>
    <style:style style:name="gr5" style:family="graphic" style:parent-style-name="standard">
      <style:graphic-properties svg:stroke-color="#008000" draw:fill-color="#008000" draw:textarea-horizontal-align="justify" draw:textarea-vertical-align="middle" draw:auto-grow-height="false" fo:min-height="1.207cm" fo:min-width="9.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53cm" svg:stroke-color="#00f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3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a600a8"/>
      <style:paragraph-properties fo:text-align="center"/>
    </style:style>
    <style:style style:name="P3" style:family="paragraph">
      <loext:graphic-properties draw:fill-color="#a8a600"/>
      <style:paragraph-properties fo:text-align="center"/>
    </style:style>
    <style:style style:name="P4" style:family="paragraph">
      <loext:graphic-properties draw:fill-color="#008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176cm" svg:height="0.254cm" svg:x="4.724cm" svg:y="14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176cm" svg:height="0.254cm" svg:x="5.524cm" svg:y="15.2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0.203cm" draw:transform="rotate (-0.785398163397449) translate (9.885cm 5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.16cm" svg:height="0.203cm" draw:transform="rotate (-0.785398163397449) translate (11.582cm 3.6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0.16cm" svg:height="1.473cm" draw:transform="rotate (-0.785398163397449) translate (11.159cm 4.0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0.16cm" svg:height="0.787cm" draw:transform="rotate (-0.785398163397449) translate (12.494cm 2.6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0.16cm" svg:height="1.457cm" draw:transform="rotate (-0.785398163397449) translate (13.898cm 1.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84cm" svg:height="0.954cm" svg:x="18.926cm" svg:y="14.478cm">
          <draw:text-box>
            <text:p>VDC</text:p>
          </draw:text-box>
        </draw:frame>
        <draw:line draw:style-name="gr7" draw:text-style-name="P6" draw:layer="layout" svg:x1="18.926cm" svg:y1="14.732cm" svg:x2="16.51cm" svg:y2="14.732cm">
          <text:p/>
        </draw:line>
        <draw:line draw:style-name="gr8" draw:text-style-name="P6" draw:layer="layout" svg:x1="5.996cm" svg:y1="17.496cm" svg:x2="13.616cm" svg:y2="9.876cm">
          <text:p/>
        </draw:line>
        <draw:frame draw:style-name="gr9" draw:text-style-name="P5" draw:layer="layout" svg:width="2.754cm" svg:height="0.954cm" svg:x="6.644cm" svg:y="17.272cm">
          <draw:text-box>
            <text:p>electron</text:p>
          </draw:text-box>
        </draw:frame>
        <draw:frame draw:style-name="gr10" draw:text-style-name="P5" draw:layer="layout" svg:width="1.277cm" svg:height="0.954cm" svg:x="6.246cm" svg:y="4.842cm">
          <draw:text-box>
            <text:p>S1</text:p>
          </draw:text-box>
        </draw:frame>
        <draw:frame draw:style-name="gr10" draw:text-style-name="P5" draw:layer="layout" svg:width="1.277cm" svg:height="0.954cm" svg:x="6.247cm" svg:y="3.242cm">
          <draw:text-box>
            <text:p>S2</text:p>
          </draw:text-box>
        </draw:frame>
        <draw:frame draw:style-name="gr11" draw:text-style-name="P5" draw:layer="layout" svg:width="4.905cm" svg:height="0.954cm" svg:x="20.526cm" svg:y="11.378cm">
          <draw:text-box>
            <text:p>Gas Cherenkov</text:p>
          </draw:text-box>
        </draw:frame>
        <draw:line draw:style-name="gr7" draw:text-style-name="P6" draw:layer="layout" svg:x1="7.366cm" svg:y1="3.702cm" svg:x2="11.338cm" svg:y2="3.702cm">
          <text:p/>
        </draw:line>
        <draw:line draw:style-name="gr7" draw:text-style-name="P6" draw:layer="layout" svg:x1="7.366cm" svg:y1="5.334cm" svg:x2="9.741cm" svg:y2="5.334cm">
          <text:p/>
        </draw:line>
        <draw:line draw:style-name="gr7" draw:text-style-name="P6" draw:layer="layout" svg:x1="20.674cm" svg:y1="11.792cm" svg:x2="17.88cm" svg:y2="11.792cm">
          <text:p/>
        </draw:line>
        <draw:frame draw:style-name="gr12" draw:text-style-name="P5" draw:layer="layout" svg:width="4.833cm" svg:height="0.954cm" svg:x="21.844cm" svg:y="8.444cm">
          <draw:text-box>
            <text:p>Shower</text:p>
          </draw:text-box>
        </draw:frame>
        <draw:line draw:style-name="gr7" draw:text-style-name="P6" draw:layer="layout" svg:x1="21.844cm" svg:y1="8.89cm" svg:x2="20.574cm" svg:y2="8.89cm">
          <text:p/>
        </draw:line>
        <draw:frame draw:style-name="gr12" draw:text-style-name="P5" draw:layer="layout" svg:width="4.833cm" svg:height="0.954cm" svg:x="21.075cm" svg:y="9.714cm">
          <draw:text-box>
            <text:p>Pre-Shower</text:p>
          </draw:text-box>
        </draw:frame>
        <draw:line draw:style-name="gr7" draw:text-style-name="P6" draw:layer="layout" svg:x1="21.075cm" svg:y1="10.16cm" svg:x2="19.558cm" svg:y2="10.16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1:04:59.185271784</meta:creation-date>
    <dc:date>2019-02-14T11:26:54.189325997</dc:date>
    <meta:editing-duration>PT10M19S</meta:editing-duration>
    <meta:editing-cycles>2</meta:editing-cycles>
    <meta:generator>LibreOffice/5.3.6.1$Linux_X86_64 LibreOffice_project/30$Build-1</meta:generator>
    <meta:document-statistic meta:object-count="44"/>
  </office:meta>
</office:document-meta>
</file>